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Subtitle">
      <style:paragraph-properties fo:break-before="page"/>
      <style:text-properties fo:language="en" fo:country="US"/>
    </style:style>
    <style:style style:name="P7" style:family="paragraph" style:parent-style-name="Text_20_body">
      <style:text-properties officeooo:rsid="0000f111" officeooo:paragraph-rsid="0000f11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9987"/>
    </style:style>
    <style:style style:name="T3" style:family="text">
      <style:text-properties officeooo:rsid="0000f111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0f11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jango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</text:index-body>
      </text:table-of-content>
      <text:p text:style-name="P2"/>
      <text:p text:style-name="P5"/>
      <text:p text:style-name="P6">Hello World. <text:span text:style-name="T5">Или первый проект.</text:span></text:p>
      <text:h text:style-name="P4" text:outline-level="1">Poetry</text:h>
      <text:p text:style-name="Text_20_body"/>
      <text:p text:style-name="P7">Для создания проекта на <text:span text:style-name="T1">Django </text:span><text:span text:style-name="T4">имеет смысл 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0:55:04.923000000</meta:creation-date>
    <dc:date>2023-04-22T11:18:43.710000000</dc:date>
    <meta:editing-duration>PT8H18M15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5" meta:word-count="16" meta:character-count="98" meta:non-whitespace-character-count="87"/>
  </office:meta>
</office:document-meta>
</file>